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hings to take note of</text:p>
      <text:p text:style-name="Standard">- Installed Software</text:p>
      <text:p text:style-name="Standard"><text:s text:c="2"/>- ROS</text:p>
      <text:p text:style-name="Standard"><text:s text:c="2"/>- RVIZ</text:p>
      <text:p text:style-name="Standard"><text:s text:c="2"/>- TeamViewer</text:p>
      <text:p text:style-name="Standard"><text:s text:c="2"/>- VNC</text:p>
      <text:p text:style-name="Standard"><text:s text:c="2"/>- Chrome</text:p>
      <text:p text:style-name="Standard"><text:s text:c="2"/>- CBM</text:p>
      <text:p text:style-name="Standard"><text:s text:c="2"/>- System Monitor</text:p>
      <text:p text:style-name="Standard"><text:s text:c="2"/>- Hardinfo</text:p>
      <text:p text:style-name="Standard"><text:s text:c="2"/>- ntp to sync time</text:p>
      <text:p text:style-name="Standard">- Installed Drivers</text:p>
      <text:p text:style-name="Standard"><text:s/>- WiFi</text:p>
      <text:p text:style-name="Standard"><text:s/>- NVIDIA (http://www.linuxandubuntu.com/home/how-to-install-latest-nvidia-drivers-in-linux)</text:p>
      <text:p text:style-name="Standard">- Setup files</text:p>
      <text:p text:style-name="Standard"><text:s text:c="2"/>- Script to install relevant documents</text:p>
      <text:p text:style-name="Standard"><text:s text:c="2"/>- Script to launch different RVIZ configurations</text:p>
      <text:p text:style-name="Standard">- How to run directions</text:p>
      <text:p text:style-name="Standard"/>
      <text:p text:style-name="Standard">Ubuntu Installation login</text:p>
      <text:p text:style-name="Standard">username: pihost</text:p>
      <text:p text:style-name="Standard">pwd: raspberry</text:p>
      <text:p text:style-name="Standard"/>
      <text:p text:style-name="Standard">Raspberry Pi(s) logins</text:p>
      <text:p text:style-name="Standard">username: pi1/pi2/pi3</text:p>
      <text:p text:style-name="Standard">pwd: raspberry</text:p>
      <text:p text:style-name="Standard"/>
      <text:p text:style-name="Standard">TP-AC3150 Login</text:p>
      <text:p text:style-name="Standard">username: raspberry</text:p>
      <text:p text:style-name="Standard">pwd: pi</text:p>
      <text:p text:style-name="Standard"/>
      <text:p text:style-name="Standard">WiFi Network Access</text:p>
      <text:p text:style-name="Standard">username: PiHub</text:p>
      <text:p text:style-name="Standard">pwd: raspberry</text:p>
      <text:p text:style-name="Standard"/>
      <text:p text:style-name="Standard"/>
      <text:p text:style-name="Standard">Things we installed on the pi</text:p>
      <text:p text:style-name="Standard"><text:s/>- ROS</text:p>
      <text:p text:style-name="Standard"><text:s/>- cbm</text:p>
      <text:p text:style-name="Standard"><text:s/>- TeamViewer (using .deb file)</text:p>
      <text:p text:style-name="Standard"><text:s/>- Chrome</text:p>
      <text:p text:style-name="Standard"><text:s/>- WiFi-installer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ush Rohatgi</dc:creator>
    <meta:creation-date>2018-05-10T11:33:00Z</meta:creation-date>
    <dc:date>2018-05-10T18:39:00Z</dc:date>
    <meta:template xlink:href="Normal.dotm" xlink:type="simple"/>
    <meta:editing-cycles>2</meta:editing-cycles>
    <meta:editing-duration>PT600S</meta:editing-duration>
    <meta:document-statistic meta:page-count="1" meta:paragraph-count="1" meta:word-count="109" meta:character-count="730" meta:row-count="5" meta:non-whitespace-character-count="622"/>
  </office:meta>
</office:document-meta>
</file>